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Text_20_body" style:list-style-name="L1">
      <style:paragraph-properties fo:text-align="start" style:justify-single-word="false"/>
      <style:text-properties officeooo:rsid="00189227" officeooo:paragraph-rsid="00189227"/>
    </style:style>
    <style:style style:name="P4" style:family="paragraph" style:parent-style-name="Text_20_body" style:list-style-name="L1">
      <style:paragraph-properties fo:text-align="start" style:justify-single-word="false"/>
      <style:text-properties officeooo:rsid="0018a3f3" officeooo:paragraph-rsid="0018a3f3"/>
    </style:style>
    <style:style style:name="P5" style:family="paragraph" style:parent-style-name="Text_20_body" style:master-page-name="">
      <loext:graphic-properties draw:fill="none"/>
      <style:paragraph-properties fo:margin-left="1.3cm" fo:margin-right="0cm" fo:margin-top="0cm" fo:margin-bottom="0.247cm" style:contextual-spacing="false" fo:line-height="115%" fo:text-indent="1.199cm" style:auto-text-indent="false" style:page-number="auto" fo:background-color="transparent"/>
    </style:style>
    <style:style style:name="T1" style:family="text">
      <style:text-properties officeooo:rsid="0018a3f3"/>
    </style:style>
    <style:style style:name="T2" style:family="text">
      <style:text-properties officeooo:rsid="001a65e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Объектно ориентированное программирование</text:h>
      <text:h text:style-name="P2" text:outline-level="2">Лекция 1</text:h>
      <text:list xml:id="list1450165229" text:style-name="L1">
        <text:list-header>
          <text:p text:style-name="P3">Три постулата объектно ориентированного программирования:</text:p>
        </text:list-header>
        <text:list-item>
          <text:p text:style-name="P3">Наследование — способность наследовать свойства родительского объекта</text:p>
        </text:list-item>
        <text:list-item>
          <text:p text:style-name="P3">Полиморфизм — способность изменчивости кода</text:p>
        </text:list-item>
        <text:list-item>
          <text:p text:style-name="P3">Инкапсуляция — способность защиты данных</text:p>
          <text:p text:style-name="P3">Иногда добавляют четвертый:</text:p>
        </text:list-item>
        <text:list-item>
          <text:p text:style-name="P3">Абстракция — способность абстрагироваться от машинного исполнения</text:p>
        </text:list-item>
      </text:list>
      <text:h text:style-name="Heading_20_2" text:outline-level="2">Конструкторы и деструктор</text:h>
      <text:p text:style-name="P5"><text:span text:style-name="T2">Чтобы создать объект н</text:span><text:span text:style-name="T1">ужно, чтобы какая-то сущность создавала объект. </text:span><text:span text:style-name="T2">При создании любой переменной вызывается конструктор, обычно это встроенный, но иногда требуется создать собственный </text:span></text:p>
      <text:list xml:id="list101901182770489" text:continue-numbering="true" text:style-name="L1">
        <text:list-item>
          <text:list>
            <text:list-header>
              <text:p text:style-name="P4">Конструктор — это функция, имеющая список параметров и ничего не возвращающая</text:p>
              <text:p text:style-name="P4">Деструктор — ничего не принимает и не возвращают</text:p>
              <text:p text:style-name="P4">Вызываются автоматически, когда создается или уничтожается объект</text:p>
            </text:list-header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09:15:41.776600286</meta:creation-date>
    <dc:date>2023-02-15T10:13:46.418881496</dc:date>
    <meta:editing-duration>PT11M11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13" meta:word-count="92" meta:character-count="761" meta:non-whitespace-character-count="684"/>
  </office:meta>
</office:document-meta>
</file>